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d8d5" officeooo:paragraph-rsid="001b1e5d"/>
    </style:style>
    <style:style style:name="P2" style:family="paragraph" style:parent-style-name="Standard">
      <style:text-properties officeooo:rsid="001c4244" officeooo:paragraph-rsid="001c4244"/>
    </style:style>
    <style:style style:name="P3" style:family="paragraph" style:parent-style-name="Standard">
      <style:text-properties officeooo:rsid="0023820d" officeooo:paragraph-rsid="0023820d"/>
    </style:style>
    <style:style style:name="P4" style:family="paragraph" style:parent-style-name="Standard">
      <style:text-properties officeooo:rsid="00288275" officeooo:paragraph-rsid="00288275"/>
    </style:style>
    <style:style style:name="P5" style:family="paragraph" style:parent-style-name="Standard">
      <style:text-properties officeooo:rsid="00288275" officeooo:paragraph-rsid="0038994a"/>
    </style:style>
    <style:style style:name="P6" style:family="paragraph" style:parent-style-name="Standard">
      <style:text-properties officeooo:rsid="00258115" officeooo:paragraph-rsid="0041ce48"/>
    </style:style>
    <style:style style:name="P7" style:family="paragraph" style:parent-style-name="Standard">
      <style:text-properties officeooo:rsid="00258115" officeooo:paragraph-rsid="006cc9ae"/>
    </style:style>
    <style:style style:name="P8" style:family="paragraph" style:parent-style-name="Standard">
      <style:text-properties officeooo:rsid="00275dbb" officeooo:paragraph-rsid="0041ce48"/>
    </style:style>
    <style:style style:name="P9" style:family="paragraph" style:parent-style-name="Standard" style:list-style-name="L1">
      <style:text-properties officeooo:rsid="001c4244" officeooo:paragraph-rsid="001c4244"/>
    </style:style>
    <style:style style:name="P10" style:family="paragraph" style:parent-style-name="Standard" style:list-style-name="L1">
      <style:text-properties officeooo:rsid="001c4244" officeooo:paragraph-rsid="001ed785"/>
    </style:style>
    <style:style style:name="P11" style:family="paragraph" style:parent-style-name="Standard" style:list-style-name="L2">
      <style:text-properties officeooo:rsid="0023820d" officeooo:paragraph-rsid="0023820d"/>
    </style:style>
    <style:style style:name="P12" style:family="paragraph" style:parent-style-name="Standard" style:list-style-name="L3">
      <style:text-properties officeooo:rsid="0023820d" officeooo:paragraph-rsid="0023820d"/>
    </style:style>
    <style:style style:name="P13" style:family="paragraph" style:parent-style-name="Standard" style:list-style-name="L4">
      <style:text-properties officeooo:rsid="0023820d" officeooo:paragraph-rsid="0023820d"/>
    </style:style>
    <style:style style:name="P14" style:family="paragraph" style:parent-style-name="Standard">
      <style:text-properties officeooo:rsid="0072c69e" officeooo:paragraph-rsid="0072c69e"/>
    </style:style>
    <style:style style:name="P15" style:family="paragraph" style:parent-style-name="Standard">
      <style:text-properties officeooo:rsid="00288275" officeooo:paragraph-rsid="00288275"/>
    </style:style>
    <style:style style:name="T1" style:family="text">
      <style:text-properties officeooo:rsid="001b1e5d"/>
    </style:style>
    <style:style style:name="T2" style:family="text">
      <style:text-properties officeooo:rsid="003b489d"/>
    </style:style>
    <style:style style:name="T3" style:family="text">
      <style:text-properties officeooo:rsid="00448b39"/>
    </style:style>
    <style:style style:name="T4" style:family="text">
      <style:text-properties officeooo:rsid="004afcd0"/>
    </style:style>
    <style:style style:name="T5" style:family="text">
      <style:text-properties officeooo:rsid="004d3f18"/>
    </style:style>
    <style:style style:name="T6" style:family="text">
      <style:text-properties officeooo:rsid="006081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1<text:span text:style-name="T1">9</text:span> Past Paper Question 3 </text:p>
      <text:p text:style-name="P1">A building entry system is designed around a PIC18 micro-controller, powered at 5Vdc, with a 4MHz system clock. The system supports four entry/exit doors. There is a magnetic card reader and an electrically controlled lock at each door. A maximum of 1000 users may be issued with uniquely coded magnetic cards. The checksums for these cards are stored in an unsorted list in memory. The embedded kernel:</text:p>
      <text:p text:style-name="P1"/>
      <text:list xml:id="list402065568" text:style-name="L1">
        <text:list-item>
          <text:p text:style-name="P9">allows the following tasks:</text:p>
          <text:list>
            <text:list-item>
              <text:p text:style-name="P10">Task A responsible for serially polling each of the magnetic card readers, communicates with a different reader every 0.5 seconds (s).</text:p>
            </text:list-item>
            <text:list-item>
              <text:p text:style-name="P10">Task B is responsible for verifying whether a specific magnetic card is valid, and is allowed entry.</text:p>
            </text:list-item>
            <text:list-item>
              <text:p text:style-name="P10">Tasks Qi where i= 0...3 each run once every 2s with a phase shift of 1.2 + 0.2 * i seconds.</text:p>
            </text:list-item>
          </text:list>
        </text:list-item>
        <text:list-item>
          <text:p text:style-name="P9">supports inter-task messaging and/or synchronization</text:p>
          <text:list>
            <text:list-item>
              <text:p text:style-name="P9">Tasks Qi are synchronized with Task B; doors open only AFTER the associated instance of Task B has completed.</text:p>
            </text:list-item>
            <text:list-item>
              <text:p text:style-name="P9">Task A sends 13 byte messages to Task B: (1 byte: door id, 1 byte: reader id, 10 bytes: card id, 1 byte: card id checksum)</text:p>
            </text:list-item>
          </text:list>
        </text:list-item>
        <text:list-item>
          <text:p text:style-name="P9">requires a kernel time-service interrupt every 0.1 seconds with negligible overhead</text:p>
        </text:list-item>
      </text:list>
      <text:p text:style-name="P2"/>
      <text:p text:style-name="P3">For analysis purposes, you should consider operation of the system from t=0 to t=2s where:</text:p>
      <text:list xml:id="list4079286669" text:style-name="L2">
        <text:list-item>
          <text:p text:style-name="P11">Card-data is available at all doors at t=0</text:p>
        </text:list-item>
      </text:list>
      <text:list xml:id="list3785589311" text:style-name="L3">
        <text:list-item>
          <text:p text:style-name="P12">Card read at Door 0 is last in Task B search list, at Door 1 is first in the Task B search list, at Door 2 is in the middle of the Task B search list, and at Door 3 is not in the Task B search list</text:p>
        </text:list-item>
      </text:list>
      <text:list xml:id="list716138031" text:style-name="L4">
        <text:list-item>
          <text:p text:style-name="P13">Execution times for jobs JAb, JAf , and JBd are dependent upon serial response, or linear search time.</text:p>
        </text:list-item>
      </text:list>
      <text:p text:style-name="P2"/>
      <text:p text:style-name="P14">Given that:</text:p>
      <text:p text:style-name="P3">Task A - job(s) released periodically; i is a static variable</text:p>
      <text:p text:style-name="P3"/>
      <text:p text:style-name="P3">request state of door i and clear buffer<text:tab/><text:tab/><text:tab/><text:tab/><text:tab/>(JAa, e=1ms)</text:p>
      <text:p text:style-name="P3">wait for response from door i <text:tab/><text:tab/><text:tab/><text:tab/><text:tab/><text:tab/>(JAb, e=1-5 ms)</text:p>
      <text:p text:style-name="P3">if door i has responded with the reader id<text:tab/><text:tab/><text:tab/><text:tab/><text:tab/>(JAc, e=1 ms)</text:p>
      <text:p text:style-name="P3"><text:tab/>add door number i, and reader id, to buffer<text:tab/><text:tab/><text:tab/><text:tab/>(JAd, e=2 ms)</text:p>
      <text:p text:style-name="P3"><text:tab/>while door i has more chars<text:tab/><text:tab/><text:tab/><text:tab/><text:tab/><text:tab/>(JAe, max 11 iterations)</text:p>
      <text:p text:style-name="P3"><text:tab/><text:tab/>request char from door i<text:tab/><text:tab/><text:tab/><text:tab/><text:tab/>(JAf, e=1ms)</text:p>
      <text:p text:style-name="P3"><text:tab/><text:tab/>wait for response from door Ii<text:tab/><text:tab/><text:tab/><text:tab/>(JAg, e=1-5 ms)</text:p>
      <text:p text:style-name="P3"><text:tab/><text:tab/>add char to buffer<text:tab/><text:tab/><text:tab/><text:tab/><text:tab/><text:tab/>(JAh, e=1ms)</text:p>
      <text:p text:style-name="P3"><text:tab/>if buffer is not empty<text:tab/><text:tab/><text:tab/><text:tab/><text:tab/><text:tab/><text:tab/>(JAi, e=1ms)</text:p>
      <text:p text:style-name="P3"><text:tab/><text:tab/>send 13 byte message to Task B<text:tab/><text:tab/><text:tab/><text:tab/>(JAj, e=1ms)</text:p>
      <text:p text:style-name="P3">i = i+1<text:tab/><text:tab/><text:tab/><text:tab/><text:tab/><text:tab/><text:tab/><text:tab/><text:tab/><text:tab/>(JAk, e=1ms)</text:p>
      <text:p text:style-name="P3">if i is greater than 3<text:tab/><text:tab/><text:tab/><text:tab/><text:tab/><text:tab/><text:tab/><text:tab/>(JAl, e=1ms)</text:p>
      <text:p text:style-name="P3"><text:tab/>i = 0 <text:tab/><text:tab/><text:tab/><text:tab/><text:tab/><text:tab/><text:tab/><text:tab/><text:tab/>(JAm, e=1ms)</text:p>
      <text:p text:style-name="P3"/>
      <text:p text:style-name="P3"/>
      <text:p text:style-name="P3"/>
      <text:p text:style-name="P3"/>
      <text:p text:style-name="P3"/>
      <text:p text:style-name="P3"/>
      <text:p text:style-name="P14"><text:soft-page-break/>Given that:</text:p>
      <text:p text:style-name="P4">Task B - job(s) released on receipt of a message</text:p>
      <text:p text:style-name="P4"/>
      <text:p text:style-name="P4">if door id, and reader identifier are both valid<text:tab/><text:tab/><text:tab/>(JBa, e=4ms)</text:p>
      <text:p text:style-name="P4"><text:tab/>calculate checksum<text:tab/><text:tab/><text:tab/><text:tab/><text:tab/><text:tab/>(JBb, e=10ms)</text:p>
      <text:p text:style-name="P4"><text:tab/>if checksum matches<text:tab/><text:tab/><text:tab/><text:tab/><text:tab/><text:tab/>(JBc, e=1ms)</text:p>
      <text:p text:style-name="P4"><text:tab/><text:tab/>top-down search list for checksum<text:tab/><text:tab/><text:tab/>(JBd, e=1-1000ms)</text:p>
      <text:p text:style-name="P4"><text:tab/>if checksum found in list<text:tab/><text:tab/><text:tab/><text:tab/><text:tab/>(JBe, e=1ms)</text:p>
      <text:p text:style-name="P4"><text:tab/><text:tab/>send semaphore to Task Qi based on door id<text:tab/><text:tab/>(JBf,e=1ms)</text:p>
      <text:p text:style-name="P4"/>
      <text:p text:style-name="P14">Given that</text:p>
      <text:p text:style-name="P4">Task Qi - job(s) released periodically</text:p>
      <text:p text:style-name="P4"/>
      <text:p text:style-name="P5">if semaphore received from Task B<text:tab/><text:tab/><text:tab/><text:tab/><text:tab/>(JDa, e=1ms)</text:p>
      <text:p text:style-name="P5"><text:tab/>open door lock<text:tab/><text:tab/><text:tab/><text:tab/><text:tab/><text:tab/>(JDb, e=1ms)</text:p>
      <text:p text:style-name="P4">else</text:p>
      <text:p text:style-name="P5"><text:tab/>release door lock<text:tab/><text:tab/><text:tab/><text:tab/><text:tab/><text:tab/>(JD<text:span text:style-name="T2">c</text:span>, e=1ms)</text:p>
      <text:p text:style-name="P4"/>
      <text:p text:style-name="P4"/>
      <text:p text:style-name="P4"><text:tab/></text:p>
      <text:p text:style-name="P6">Question A </text:p>
      <text:p text:style-name="P6"><text:span text:style-name="T3">C</text:span>onstruct <text:span text:style-name="T4">and graph</text:span> appropriate task timelines for the execution of these jobs in a foreground-background system where Tasks A,Qi , are foreground tasks triggered as needed by the periodic kernel-service interrupt and Task B runs in the background. You should presume that card data is available on startup as described <text:span text:style-name="T3">in the scenario.</text:span></text:p>
      <text:p text:style-name="P6"/>
      <text:p text:style-name="P6">Question B</text:p>
      <text:p text:style-name="P6">Based on the embedded system scenario specified earlier with real time requirements where the jobs and tasks for such system are described. </text:p>
      <text:p text:style-name="P8"><text:span text:style-name="T5">C</text:span>onstruct <text:span text:style-name="T5">and graph</text:span> appropriate task timelines for the execution of these jobs assuming that they are scheduled using fixed priorities in a pre-emptive priority-based scheduling system with a 100ms kernel tick, where Task B has the highest priority, Task A has the lowest priority, where a blocked task will trigger a context switch to the next ready task, and each tick the next ready task in the queue is allowed to run.</text:p>
      <text:p text:style-name="P6"/>
      <text:p text:style-name="P6">Question C</text:p>
      <text:p text:style-name="P6">Based on the embedded system scenario specified earlier with real time requirements where the jobs and tasks for such system are described. </text:p>
      <text:p text:style-name="P6"/>
      <text:p text:style-name="P6">Compare the task and system real-time performance achieved using the foreground-background, and the pre-emptive priority-based scheduler. Your answer should clearly identify at least three criteria you could use for comparison, and explain which system you would prefer to implement on the basis of those criteria.</text:p>
      <text:p text:style-name="P6"/>
      <text:p text:style-name="P6">Question D</text:p>
      <text:p text:style-name="P6">Based on the embedded system scenario specified earlier with real time requirements where the jobs and tasks for such system are described. </text:p>
      <text:p text:style-name="P6"/>
      <text:p text:style-name="P6"><text:soft-page-break/>You are told, that when executed, Job JAj has a relative deadline of 100 ms after the release of the associated instance of Task A. Use a precedence graph to determine the e<text:span text:style-name="T6">ff</text:span>ective task deadlines of jobs in the first instance of Task A. Indicate the order in which Task A jobs would run if the Shortest-Job-First dynamic-priority-assignment algorithm was used.</text:p>
      <text:p text:style-name="P6"/>
      <text:p text:style-name="P6"/>
      <text:p text:style-name="P6">Question E</text:p>
      <text:p text:style-name="P7">Based on the embedded system scenario specified earlier with real time requirements where the jobs and tasks for such system are described. </text:p>
      <text:p text:style-name="P7"/>
      <text:p text:style-name="P6">Identify three potential hazards/risks that the system may present, under any of the three specified scheduling schemes. Suggest mitigating strategies for each hazard/risk you identify.</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08.480841684</meta:creation-date>
    <dc:date>2022-12-16T02:57:23.664709519</dc:date>
    <meta:editing-duration>PT39M50S</meta:editing-duration>
    <meta:editing-cycles>22</meta:editing-cycles>
    <meta:generator>LibreOffice/7.3.7.2$Linux_X86_64 LibreOffice_project/30$Build-2</meta:generator>
    <meta:document-statistic meta:table-count="0" meta:image-count="0" meta:object-count="0" meta:page-count="3" meta:paragraph-count="58" meta:word-count="855" meta:character-count="5024" meta:non-whitespace-character-count="4108"/>
  </office:meta>
</office:document-meta>
</file>